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ebf4" officeooo:paragraph-rsid="0010ebf4"/>
    </style:style>
    <style:style style:name="P2" style:family="paragraph" style:parent-style-name="Standard">
      <style:text-properties officeooo:rsid="0011777b" officeooo:paragraph-rsid="0011777b"/>
    </style:style>
    <style:style style:name="P3" style:family="paragraph" style:parent-style-name="Standard">
      <style:text-properties officeooo:rsid="0011777b" officeooo:paragraph-rsid="0011ec55"/>
    </style:style>
    <style:style style:name="P4" style:family="paragraph" style:parent-style-name="Standard">
      <style:text-properties officeooo:rsid="0011ec55" officeooo:paragraph-rsid="0011ec55"/>
    </style:style>
    <style:style style:name="P5" style:family="paragraph" style:parent-style-name="Standard">
      <style:text-properties officeooo:rsid="0012372f" officeooo:paragraph-rsid="0012372f"/>
    </style:style>
    <style:style style:name="T1" style:family="text">
      <style:text-properties officeooo:rsid="0011777b"/>
    </style:style>
    <style:style style:name="T2" style:family="text">
      <style:text-properties style:text-position="super 58%" officeooo:rsid="0011ec55"/>
    </style:style>
    <style:style style:name="T3" style:family="text">
      <style:text-properties officeooo:rsid="0011ec55"/>
    </style:style>
    <style:style style:name="T4" style:family="text">
      <style:text-properties style:text-position="0% 100%"/>
    </style:style>
    <style:style style:name="T5" style:family="text">
      <style:text-properties style:text-position="0% 100%" officeooo:rsid="0011ec55"/>
    </style:style>
    <style:style style:name="T6" style:family="text">
      <style:text-properties style:text-position="0% 100%" officeooo:rsid="0012372f"/>
    </style:style>
    <style:style style:name="T7" style:family="text">
      <style:text-properties style:text-position="0% 100%" officeooo:rsid="0013ee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text:p>
      <text:p text:style-name="P1"/>
      <text:p text:style-name="P1">Design choices:</text:p>
      <text:p text:style-name="P1"><text:tab/>We <text:span text:style-name="T1">designed the Matrix Multiplication so that the dot product is the part that is parallelized. So, the program finds the row and column needed for the dot product and scattering the data across the nodes. Each node does a partial inner product and then is reduced to the master node where the full inner product is written to the result matrix.</text:span></text:p>
      <text:p text:style-name="P1"/>
      <text:p text:style-name="P2">A – Theoretical time Complexity</text:p>
      <text:p text:style-name="P3"><text:tab/>mat_add: </text:p>
      <text:p text:style-name="P3"><text:tab/><text:span text:style-name="T3">Best case: </text:span>N/p where N is the number of elements in the matrix and p is the number of processors, <text:span text:style-name="T3">this is when N is evenly divisible by P</text:span></text:p>
      <text:p text:style-name="P3"><text:tab/><text:span text:style-name="T3">Worst case: N/2 this is when N = 2P-1</text:span></text:p>
      <text:p text:style-name="P3"/>
      <text:p text:style-name="P2"><text:tab/>mat_subtract:</text:p>
      <text:p text:style-name="P3"><text:tab/><text:span text:style-name="T3">Best case: </text:span>N/p where N is the number of elements in the matrix and p is the number of processors, <text:span text:style-name="T3">this is when N is evenly divisible by P</text:span></text:p>
      <text:p text:style-name="P3"><text:tab/><text:span text:style-name="T3">Worst case: N/2 this is when N = 2P-1</text:span></text:p>
      <text:p text:style-name="P3"><text:tab/></text:p>
      <text:p text:style-name="P3"><text:tab/><text:span text:style-name="T3">mat_multiply:</text:span></text:p>
      <text:p text:style-name="P3"><text:tab/><text:span text:style-name="T3">Best case: n</text:span><text:span text:style-name="T2">3</text:span><text:span text:style-name="T5">/p where n is the length of the rows of Matrix A and p is the number of processors, when N is evenly divisible by P</text:span></text:p>
      <text:p text:style-name="P3"><text:span text:style-name="T5"><text:tab/>Worst case: n</text:span><text:span text:style-name="T2">3</text:span><text:span text:style-name="T5">/2 this is when N = 2P-1</text:span></text:p>
      <text:p text:style-name="P3"><text:span text:style-name="T5"/></text:p>
      <text:p text:style-name="P4"><text:span text:style-name="T4">B – Time trials</text:span></text:p>
      <text:p text:style-name="P4"><text:span text:style-name="T4"/></text:p>
      <text:p text:style-name="P4"><text:span text:style-name="T4">C – Real – world examples</text:span></text:p>
      <text:p text:style-name="P4"><text:span text:style-name="T4"><text:tab/></text:span><text:span text:style-name="T6">Real world examples include data science, banking, and rocket science. </text:span><text:span text:style-name="T7">It would be useful to distribute the code because it can be finished p times faster with p processors if the data distribution was evenly spread.</text:span></text:p>
      <text:p text:style-name="P4"><text:span text:style-name="T6"/></text:p>
      <text:p text:style-name="P5"><text:span text:style-name="T4">D – Improvements</text:span></text:p>
      <text:p text:style-name="P5"><text:span text:style-name="T4"><text:tab/>All functions can be changed so that that distribution of data is more evenly distributed.</text:span></text:p>
      <text:p text:style-name="P5"><text:span text:style-name="T4"><text:tab/>Matrix Multiplication can be changed so that the scatters scatter from the matrices rather than arrays gathering the data from the matr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9:09:28.235966524</meta:creation-date>
    <dc:date>2019-09-18T19:54:37.604439991</dc:date>
    <meta:editing-duration>PT3M28S</meta:editing-duration>
    <meta:editing-cycles>1</meta:editing-cycles>
    <meta:document-statistic meta:table-count="0" meta:image-count="0" meta:object-count="0" meta:page-count="1" meta:paragraph-count="20" meta:word-count="267" meta:character-count="1462" meta:non-whitespace-character-count="1194"/>
    <meta:generator>LibreOffice/5.3.6.1$Linux_X86_64 LibreOffice_project/30$Build-1</meta:generator>
  </office:meta>
</office:document-meta>
</file>